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CIÓN.</text:p>
      <text:p text:style-name="P1"/>
      <text:p text:style-name="P1">Software de gestión de clínica psicológica.</text:p>
      <text:p text:style-name="P1"/>
      <text:p text:style-name="P1">Este software ha sido diseñado como una herramienta para que los psicólogos gestionen su propia consulta.</text:p>
      <text:p text:style-name="P1"/>
      <text:p text:style-name="P1">FUNCIONES DEL PROGRAMA.</text:p>
      <text:p text:style-name="P1"/>
      <text:p text:style-name="P1">FUNCIONES DEL ADMINISTRADOR/A</text:p>
      <text:list xml:id="list378622673" text:style-name="WWNum3">
        <text:list-item>
          <text:p text:style-name="P3">Altas de terapeutas:</text:p>
        </text:list-item>
      </text:list>
      <text:p text:style-name="P1">Área en el que el/la administrador/a podrá dar de alta a sus trabajadores indicando el área en el que está especializado/a para facilitar la asignación de los pacientes.</text:p>
      <text:p text:style-name="P1">Se recogerán datos personales del terapeuta como su Nombre, Apellidos, DNI, Dirección, Nº de teléfono y especialidades.</text:p>
      <text:p text:style-name="P1">EXTENDIDO</text:p>
      <text:p text:style-name="P1"><text:s/></text:p>
      <text:list xml:id="list282942800" text:style-name="WWNum4">
        <text:list-item>
          <text:p text:style-name="P4">Agenda:</text:p>
        </text:list-item>
      </text:list>
      <text:p text:style-name="P1">El administrador/a podrá gestionar la agenda de sus trabajadores pudiendo asignar o quitar pacientes de su agenda.</text:p>
      <text:p text:style-name="P1">EXTENDIDO</text:p>
      <text:p text:style-name="P1"/>
      <text:list xml:id="list1127350989" text:style-name="WWNum1">
        <text:list-item>
          <text:p text:style-name="P5">Alta de paciente:</text:p>
        </text:list-item>
      </text:list>
      <text:p text:style-name="P10">En esta sección se recogerán todos los datos personales del mismo que serían los siguientes:</text:p>
      <text:p text:style-name="P10">Nombre, dirección, DNI, email, teléfono, motivo de la consulta y terapeuta asignado.</text:p>
      <text:p text:style-name="P1"/>
      <text:p text:style-name="P1"/>
      <text:p text:style-name="P1">FUNCIONES DEL TERAPEUTA:</text:p>
      <text:p text:style-name="P1"/>
      <text:list xml:id="list4035741831" text:style-name="WWNum2">
        <text:list-item>
          <text:p text:style-name="P6"><text:soft-page-break/>Acceso al sistema:</text:p>
        </text:list-item>
      </text:list>
      <text:p text:style-name="P10">Cada terapeuta va tener su sesión haciendo login con su nombre de usuario y contraseña.</text:p>
      <text:p text:style-name="P1"/>
      <text:list xml:id="list1566435388" text:style-name="WWNum7">
        <text:list-item>
          <text:p text:style-name="P7">Agenda: </text:p>
        </text:list-item>
      </text:list>
      <text:p text:style-name="P1">Cada psicólogo va a poder gestionar su propia agenda. Desde aquí se podrá dar nuevas citas sólo a sus pacientes asignados.</text:p>
      <text:p text:style-name="P1">EXPLICAME REQUISITOS RELACIONADOS: Nueva cita, Gestión pago</text:p>
      <text:p text:style-name="P1">LISTADO, DEJAMOS CALENDARIO COMO EXTENDIDO</text:p>
      <text:p text:style-name="P1">Nueva cita: En esta sección se podrá dar una cita a un paciente existente o nuevo. Para pacientes existentes simplemente habrá que buscarlo en una lista de pacientes y asignar el día de la cita. Para pacientes nuevos habrá que darlo de alta previamente el administrador.</text:p>
      <text:p text:style-name="P1"/>
      <text:list xml:id="list1081269131" text:style-name="WWNum5">
        <text:list-item>
          <text:p text:style-name="P8">Historiales y sus pacientes:</text:p>
        </text:list-item>
      </text:list>
      <text:p text:style-name="P10">Registro de todos los pacientes para poder buscar al paciente con cualquier dato personal introducido. En él se podrán ver todos sus datos personales, historial clínico, días que ha acudido a consulta, consulta pagada o pendiente, motivo de la consulta así como cualquier anotación adicional que le interese añadir al terapeuta. Tendrá la opción de modificar los datos mediante un botón llamado modificar datos y se guardará mediante un botón llamado guardar, si no, no se tendrá la posibilidad de modificar datos. También se lo podrá imprimir una factura obteniendo sus datos automáticamente y facturar los días deseados. Los días facturados quedaran marcados.</text:p>
      <text:p text:style-name="P10">LISTA, EXPLICAME LA LISTA</text:p>
      <text:p text:style-name="P10"/>
      <text:list xml:id="list3946792588" text:style-name="WWNum6">
        <text:list-item>
          <text:p text:style-name="P9">Caja:</text:p>
        </text:list-item>
      </text:list>
      <text:p text:style-name="P10">Llevará un completo control de ingresos y gastos de la clínica.</text:p>
      <text:p text:style-name="P10">EXTENDID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359" meta:character-count="2282" meta:non-whitespace-character-count="1957"/>
    <meta:generator>LibreOfficeDev/6.0.5.2$Linux_X86_64 LibreOffice_project/</meta:generator>
  </office:meta>
</office:document-meta>
</file>